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8e0469"/>
    </style:style>
    <style:style style:name="P5" style:family="paragraph" style:parent-style-name="Standard">
      <style:text-properties officeooo:rsid="0014df67" officeooo:paragraph-rsid="00c39c0c"/>
    </style:style>
    <style:style style:name="P6" style:family="paragraph" style:parent-style-name="Standard">
      <style:text-properties officeooo:rsid="0014df67" officeooo:paragraph-rsid="00c4f4c2"/>
    </style:style>
    <style:style style:name="P7" style:family="paragraph" style:parent-style-name="Standard">
      <style:text-properties officeooo:rsid="0014df67" officeooo:paragraph-rsid="00c5e24b"/>
    </style:style>
    <style:style style:name="P8" style:family="paragraph" style:parent-style-name="Standard">
      <style:text-properties officeooo:rsid="0014df67" officeooo:paragraph-rsid="00c76876"/>
    </style:style>
    <style:style style:name="P9" style:family="paragraph" style:parent-style-name="Standard">
      <style:text-properties officeooo:rsid="0014df67" officeooo:paragraph-rsid="00ce1459"/>
    </style:style>
    <style:style style:name="P10" style:family="paragraph" style:parent-style-name="Standard">
      <style:text-properties officeooo:rsid="0014df67" officeooo:paragraph-rsid="00ceb926"/>
    </style:style>
    <style:style style:name="P11" style:family="paragraph" style:parent-style-name="Standard">
      <style:text-properties officeooo:rsid="0014df67" officeooo:paragraph-rsid="00cf762e"/>
    </style:style>
    <style:style style:name="P12" style:family="paragraph" style:parent-style-name="Standard">
      <style:text-properties officeooo:rsid="0014df67" officeooo:paragraph-rsid="00d0fe29"/>
    </style:style>
    <style:style style:name="P13" style:family="paragraph" style:parent-style-name="Standard">
      <style:text-properties officeooo:rsid="0014df67" officeooo:paragraph-rsid="00d2a25e"/>
    </style:style>
    <style:style style:name="P14" style:family="paragraph" style:parent-style-name="Standard">
      <style:text-properties officeooo:rsid="0014df67" officeooo:paragraph-rsid="00d39b53"/>
    </style:style>
    <style:style style:name="P15" style:family="paragraph" style:parent-style-name="Standard">
      <style:text-properties officeooo:rsid="0014df67" officeooo:paragraph-rsid="00d47206"/>
    </style:style>
    <style:style style:name="P16" style:family="paragraph" style:parent-style-name="Standard">
      <style:text-properties officeooo:rsid="0014df67" officeooo:paragraph-rsid="010045ff"/>
    </style:style>
    <style:style style:name="P17" style:family="paragraph" style:parent-style-name="Standard">
      <style:text-properties officeooo:rsid="0014df67" officeooo:paragraph-rsid="01006a66"/>
    </style:style>
    <style:style style:name="P18" style:family="paragraph" style:parent-style-name="Standard">
      <style:text-properties officeooo:rsid="0014df67" officeooo:paragraph-rsid="010097c9"/>
    </style:style>
    <style:style style:name="P19" style:family="paragraph" style:parent-style-name="Standard">
      <style:text-properties officeooo:rsid="0014df67" officeooo:paragraph-rsid="0101e1be"/>
    </style:style>
    <style:style style:name="P20" style:family="paragraph" style:parent-style-name="Standard">
      <style:text-properties officeooo:rsid="0014df67" officeooo:paragraph-rsid="01026a2a"/>
    </style:style>
    <style:style style:name="P21" style:family="paragraph" style:parent-style-name="Standard">
      <style:text-properties officeooo:rsid="0014df67" officeooo:paragraph-rsid="0127181e"/>
    </style:style>
    <style:style style:name="P22" style:family="paragraph" style:parent-style-name="Standard">
      <style:text-properties officeooo:rsid="0014df67" officeooo:paragraph-rsid="01281627"/>
    </style:style>
    <style:style style:name="P23" style:family="paragraph" style:parent-style-name="Standard">
      <style:text-properties officeooo:rsid="0014df67" officeooo:paragraph-rsid="01294ec1"/>
    </style:style>
    <style:style style:name="P24" style:family="paragraph" style:parent-style-name="Standard">
      <style:text-properties officeooo:rsid="0014df67" officeooo:paragraph-rsid="012a80e8"/>
    </style:style>
    <style:style style:name="P25" style:family="paragraph" style:parent-style-name="Standard">
      <style:text-properties officeooo:rsid="0014df67" officeooo:paragraph-rsid="012c5ffd"/>
    </style:style>
    <style:style style:name="P26" style:family="paragraph" style:parent-style-name="Standard">
      <style:text-properties officeooo:rsid="0014df67" officeooo:paragraph-rsid="012d140d"/>
    </style:style>
    <style:style style:name="P27" style:family="paragraph" style:parent-style-name="Standard">
      <style:text-properties officeooo:rsid="0014df67" officeooo:paragraph-rsid="012e145e"/>
    </style:style>
    <style:style style:name="P28" style:family="paragraph" style:parent-style-name="Standard">
      <style:text-properties officeooo:rsid="0014df67" officeooo:paragraph-rsid="012e8004"/>
    </style:style>
    <style:style style:name="P29" style:family="paragraph" style:parent-style-name="Standard">
      <style:text-properties officeooo:rsid="0014df67" officeooo:paragraph-rsid="013aab00"/>
    </style:style>
    <style:style style:name="P30" style:family="paragraph" style:parent-style-name="Standard">
      <style:text-properties officeooo:rsid="0014df67" officeooo:paragraph-rsid="013be95f"/>
    </style:style>
    <style:style style:name="P31" style:family="paragraph" style:parent-style-name="Standard">
      <style:text-properties officeooo:rsid="0014df67" officeooo:paragraph-rsid="013c007f"/>
    </style:style>
    <style:style style:name="P32" style:family="paragraph" style:parent-style-name="Standard">
      <style:text-properties officeooo:rsid="0014df67" officeooo:paragraph-rsid="013f06e8"/>
    </style:style>
    <style:style style:name="P33" style:family="paragraph" style:parent-style-name="Standard">
      <style:text-properties officeooo:rsid="0014df67" officeooo:paragraph-rsid="01411496"/>
    </style:style>
    <style:style style:name="P34" style:family="paragraph" style:parent-style-name="Standard">
      <style:text-properties officeooo:rsid="0014df67" officeooo:paragraph-rsid="01417e39"/>
    </style:style>
    <style:style style:name="P35" style:family="paragraph" style:parent-style-name="Standard">
      <style:text-properties officeooo:rsid="0014df67" officeooo:paragraph-rsid="01435d5a"/>
    </style:style>
    <style:style style:name="P36" style:family="paragraph" style:parent-style-name="Standard">
      <style:text-properties officeooo:rsid="0014df67" officeooo:paragraph-rsid="016adbde"/>
    </style:style>
    <style:style style:name="P37" style:family="paragraph" style:parent-style-name="Standard">
      <style:text-properties officeooo:rsid="0014df67" officeooo:paragraph-rsid="016c5aec"/>
    </style:style>
    <style:style style:name="P38" style:family="paragraph" style:parent-style-name="Standard">
      <style:text-properties officeooo:rsid="0015f20f" officeooo:paragraph-rsid="0015f20f"/>
    </style:style>
    <style:style style:name="P39" style:family="paragraph" style:parent-style-name="Standard">
      <style:text-properties officeooo:rsid="00171ed5" officeooo:paragraph-rsid="00171ed5"/>
    </style:style>
    <style:style style:name="P40" style:family="paragraph" style:parent-style-name="Standard">
      <style:text-properties officeooo:rsid="00370187" officeooo:paragraph-rsid="004f2452"/>
    </style:style>
    <style:style style:name="P41" style:family="paragraph" style:parent-style-name="Standard">
      <style:text-properties officeooo:rsid="00370187" officeooo:paragraph-rsid="00f1f632"/>
    </style:style>
    <style:style style:name="P42" style:family="paragraph" style:parent-style-name="Standard">
      <style:text-properties officeooo:rsid="00370187" officeooo:paragraph-rsid="00f2e4bf"/>
    </style:style>
    <style:style style:name="P43" style:family="paragraph" style:parent-style-name="Standard">
      <style:text-properties officeooo:rsid="00370187" officeooo:paragraph-rsid="00f4a90a"/>
    </style:style>
    <style:style style:name="P44" style:family="paragraph" style:parent-style-name="Standard">
      <style:text-properties officeooo:rsid="0039c4e4" officeooo:paragraph-rsid="008e0469"/>
    </style:style>
    <style:style style:name="P45" style:family="paragraph" style:parent-style-name="Standard">
      <style:text-properties officeooo:rsid="0039c4e4" officeooo:paragraph-rsid="0166aff6"/>
    </style:style>
    <style:style style:name="P4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7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8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1494bab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4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5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6" style:family="paragraph" style:parent-style-name="Standard">
      <style:text-properties fo:font-weight="bold" officeooo:rsid="01709f53" officeooo:paragraph-rsid="0173390c" style:font-weight-asian="bold" style:font-weight-complex="bold"/>
    </style:style>
    <style:style style:name="P57" style:family="paragraph" style:parent-style-name="Standard">
      <style:text-properties officeooo:rsid="004cbd3e" officeooo:paragraph-rsid="008e0469"/>
    </style:style>
    <style:style style:name="P58" style:family="paragraph" style:parent-style-name="Standard">
      <style:text-properties officeooo:rsid="004d72b6" officeooo:paragraph-rsid="008e0469"/>
    </style:style>
    <style:style style:name="P59" style:family="paragraph" style:parent-style-name="Standard">
      <style:text-properties officeooo:rsid="004d72b6" officeooo:paragraph-rsid="0055b2e9"/>
    </style:style>
    <style:style style:name="P60" style:family="paragraph" style:parent-style-name="Standard">
      <style:text-properties officeooo:rsid="00700909" officeooo:paragraph-rsid="00700909"/>
    </style:style>
    <style:style style:name="P61" style:family="paragraph" style:parent-style-name="Standard">
      <style:text-properties officeooo:rsid="007bb4ca" officeooo:paragraph-rsid="00e303a5"/>
    </style:style>
    <style:style style:name="P62" style:family="paragraph" style:parent-style-name="Standard">
      <style:text-properties officeooo:rsid="007bb4ca" officeooo:paragraph-rsid="00e4ee7b"/>
    </style:style>
    <style:style style:name="P63" style:family="paragraph" style:parent-style-name="Standard">
      <style:text-properties officeooo:rsid="007bb4ca" officeooo:paragraph-rsid="00e59d97"/>
    </style:style>
    <style:style style:name="P64" style:family="paragraph" style:parent-style-name="Standard">
      <style:text-properties officeooo:rsid="007bb4ca" officeooo:paragraph-rsid="00e661c0"/>
    </style:style>
    <style:style style:name="P65" style:family="paragraph" style:parent-style-name="Standard">
      <style:text-properties officeooo:rsid="007bb4ca" officeooo:paragraph-rsid="00e69c5e"/>
    </style:style>
    <style:style style:name="P66" style:family="paragraph" style:parent-style-name="Standard">
      <style:text-properties officeooo:rsid="007bb4ca" officeooo:paragraph-rsid="00e7c06d"/>
    </style:style>
    <style:style style:name="P67" style:family="paragraph" style:parent-style-name="Standard">
      <style:text-properties officeooo:rsid="007bb4ca" officeooo:paragraph-rsid="00e2cf70"/>
    </style:style>
    <style:style style:name="P68" style:family="paragraph" style:parent-style-name="Standard">
      <style:text-properties officeooo:rsid="00902d05" officeooo:paragraph-rsid="00902d05"/>
    </style:style>
    <style:style style:name="P69" style:family="paragraph" style:parent-style-name="Standard">
      <style:text-properties officeooo:rsid="00902d05" officeooo:paragraph-rsid="0095615b"/>
    </style:style>
    <style:style style:name="P70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7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8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0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1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2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3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4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5" style:family="paragraph" style:parent-style-name="Standard">
      <style:text-properties officeooo:rsid="012fec5b" officeooo:paragraph-rsid="01314547"/>
    </style:style>
    <style:style style:name="P86" style:family="paragraph" style:parent-style-name="Standard">
      <style:text-properties officeooo:rsid="003dbb40" officeooo:paragraph-rsid="01644691"/>
    </style:style>
    <style:style style:name="P87" style:family="paragraph" style:parent-style-name="Standard">
      <style:text-properties officeooo:rsid="003c4903" officeooo:paragraph-rsid="0165736f"/>
    </style:style>
    <style:style style:name="P88" style:family="paragraph" style:parent-style-name="Standard">
      <style:text-properties officeooo:rsid="003bcf66" officeooo:paragraph-rsid="0166488b"/>
    </style:style>
    <style:style style:name="P89" style:family="paragraph" style:parent-style-name="Standard">
      <style:text-properties officeooo:rsid="0039e5fd" officeooo:paragraph-rsid="0166aff6"/>
    </style:style>
    <style:style style:name="P90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58bd3" style:font-weight-asian="normal" style:font-weight-complex="normal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fo:font-weight="normal" officeooo:rsid="017a5201" officeooo:paragraph-rsid="017a5201" style:font-weight-asian="normal" style:font-weight-complex="normal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weight="normal" officeooo:rsid="017a73f3" officeooo:paragraph-rsid="017a73f3" style:font-weight-asian="normal" style:font-weight-complex="normal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a73f3" style:font-weight-asian="normal" style:font-weight-complex="normal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09f53" style:font-weight-asian="bold" style:font-weight-complex="bold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58bd3" style:font-weight-asian="bold" style:font-weight-complex="bold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fo:font-weight="bold" officeooo:rsid="017a5201" officeooo:paragraph-rsid="017a5201" style:font-weight-asian="bold" style:font-weight-complex="bold"/>
    </style:style>
    <style:style style:name="P99" style:family="paragraph" style:parent-style-name="Standard">
      <style:paragraph-properties fo:margin-left="0cm" fo:margin-right="0cm" fo:text-indent="0cm" style:auto-text-indent="false"/>
      <style:text-properties fo:font-weight="normal" officeooo:rsid="006fbcb0" officeooo:paragraph-rsid="01758bd3" style:font-weight-asian="normal" style:font-weight-complex="normal"/>
    </style:style>
    <style:style style:name="P100" style:family="paragraph" style:parent-style-name="Standard">
      <style:paragraph-properties fo:margin-left="2.50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101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102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09f53" style:font-weight-asian="normal" style:font-weight-complex="normal"/>
    </style:style>
    <style:style style:name="P103" style:family="paragraph" style:parent-style-name="Standard">
      <style:paragraph-properties fo:margin-left="2.501cm" fo:margin-right="0cm" fo:text-indent="0cm" style:auto-text-indent="false"/>
      <style:text-properties fo:font-weight="normal" officeooo:rsid="0179d236" officeooo:paragraph-rsid="017555c6" style:font-weight-asian="normal" style:font-weight-complex="normal"/>
    </style:style>
    <style:style style:name="P104" style:family="paragraph" style:parent-style-name="Standard">
      <style:text-properties officeooo:rsid="017b0e15" officeooo:paragraph-rsid="017b0e15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a73f3" style:font-weight-asian="normal" style:font-weight-complex="normal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fcf9d" style:font-weight-asian="normal" style:font-weight-complex="normal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81115c" style:font-weight-asian="normal" style:font-weight-complex="normal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fo:font-weight="normal" officeooo:rsid="017cdf8e" officeooo:paragraph-rsid="017cdf8e" style:font-weight-asian="normal" style:font-weight-complex="normal"/>
    </style:style>
    <style:style style:name="T1" style:family="text">
      <style:text-properties officeooo:rsid="003d62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e0469" style:font-weight-asian="bold" style:font-weight-complex="bold"/>
    </style:style>
    <style:style style:name="T4" style:family="text">
      <style:text-properties fo:font-weight="bold" officeooo:rsid="0055b2e9" style:font-weight-asian="bold" style:font-weight-complex="bold"/>
    </style:style>
    <style:style style:name="T5" style:family="text">
      <style:text-properties fo:font-weight="bold" officeooo:rsid="0014df67" style:font-weight-asian="bold" style:font-weight-complex="bold"/>
    </style:style>
    <style:style style:name="T6" style:family="text">
      <style:text-properties fo:font-weight="bold" officeooo:rsid="017555c6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fo:font-weight="normal" officeooo:rsid="01448e03" style:font-weight-asian="normal" style:font-weight-complex="normal"/>
    </style:style>
    <style:style style:name="T14" style:family="text">
      <style:text-properties officeooo:rsid="0054d9f3"/>
    </style:style>
    <style:style style:name="T15" style:family="text">
      <style:text-properties officeooo:rsid="0055b2e9"/>
    </style:style>
    <style:style style:name="T16" style:family="text">
      <style:text-properties officeooo:rsid="0014df67"/>
    </style:style>
    <style:style style:name="T17" style:family="text">
      <style:text-properties officeooo:rsid="00565600"/>
    </style:style>
    <style:style style:name="T18" style:family="text">
      <style:text-properties officeooo:rsid="007bb4ca"/>
    </style:style>
    <style:style style:name="T19" style:family="text">
      <style:text-properties officeooo:rsid="0085f357"/>
    </style:style>
    <style:style style:name="T20" style:family="text">
      <style:text-properties officeooo:rsid="00878e5d"/>
    </style:style>
    <style:style style:name="T21" style:family="text">
      <style:text-properties officeooo:rsid="00897db2"/>
    </style:style>
    <style:style style:name="T22" style:family="text">
      <style:text-properties officeooo:rsid="008b62e7"/>
    </style:style>
    <style:style style:name="T23" style:family="text">
      <style:text-properties officeooo:rsid="008c35a2"/>
    </style:style>
    <style:style style:name="T24" style:family="text">
      <style:text-properties officeooo:rsid="00902d05"/>
    </style:style>
    <style:style style:name="T25" style:family="text">
      <style:text-properties officeooo:rsid="009117e7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c06241" style:font-style-asian="italic" style:font-style-complex="italic"/>
    </style:style>
    <style:style style:name="T29" style:family="text">
      <style:text-properties fo:font-style="italic" officeooo:rsid="003d6218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3" style:family="text">
      <style:text-properties officeooo:rsid="009a641d"/>
    </style:style>
    <style:style style:name="T34" style:family="text">
      <style:text-properties officeooo:rsid="009bd49a"/>
    </style:style>
    <style:style style:name="T35" style:family="text">
      <style:text-properties officeooo:rsid="009c7c52"/>
    </style:style>
    <style:style style:name="T36" style:family="text">
      <style:text-properties officeooo:rsid="009dd792"/>
    </style:style>
    <style:style style:name="T37" style:family="text">
      <style:text-properties officeooo:rsid="00aa4eaa"/>
    </style:style>
    <style:style style:name="T38" style:family="text">
      <style:text-properties officeooo:rsid="00b30d14"/>
    </style:style>
    <style:style style:name="T39" style:family="text">
      <style:text-properties officeooo:rsid="00b33ba2"/>
    </style:style>
    <style:style style:name="T40" style:family="text">
      <style:text-properties officeooo:rsid="00b362a8"/>
    </style:style>
    <style:style style:name="T41" style:family="text">
      <style:text-properties officeooo:rsid="00b3dfd6"/>
    </style:style>
    <style:style style:name="T42" style:family="text">
      <style:text-properties officeooo:rsid="00c06241"/>
    </style:style>
    <style:style style:name="T43" style:family="text">
      <style:text-properties fo:font-style="normal" officeooo:rsid="00c06241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6" style:family="text">
      <style:text-properties officeooo:rsid="012ee960"/>
    </style:style>
    <style:style style:name="T47" style:family="text">
      <style:text-properties officeooo:rsid="0149e39d"/>
    </style:style>
    <style:style style:name="T48" style:family="text">
      <style:text-properties officeooo:rsid="0015f20f"/>
    </style:style>
    <style:style style:name="T49" style:family="text">
      <style:text-properties officeooo:rsid="0173390c"/>
    </style:style>
    <style:style style:name="T50" style:family="text">
      <style:text-properties officeooo:rsid="0059474e"/>
    </style:style>
    <style:style style:name="T51" style:family="text">
      <style:text-properties officeooo:rsid="0174490f"/>
    </style:style>
    <style:style style:name="T52" style:family="text">
      <style:text-properties officeooo:rsid="017555c6"/>
    </style:style>
    <style:style style:name="T53" style:family="text">
      <style:text-properties officeooo:rsid="01758bd3"/>
    </style:style>
    <style:style style:name="T54" style:family="text">
      <style:text-properties officeooo:rsid="00900d5d"/>
    </style:style>
    <style:style style:name="T55" style:family="text">
      <style:text-properties officeooo:rsid="017c0c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PCB_111000_UNO_V2</text:p>
      <text:p text:style-name="P1">Mods:<text:tab/><text:tab/><text:span text:style-name="T48">Give paths to all subroutines called in each project intro</text:span></text:p>
      <text:p text:style-name="P1"/>
      <text:p text:style-name="P56">Bug<text:span text:style-name="T49">s</text:span> found in PCB111000_CP2102_projects </text:p>
      <text:p text:style-name="P97">Arduino_Rx_Tx_UNO_pcb.c file: .</text:p>
      <text:p text:style-name="P91"><text:span text:style-name="T49">1 ef</text:span>fects use of backspace key <text:span text:style-name="T51">in Int/Float</text:span>Num_from_PC_A(<text:span text:style-name="T53">)</text:span></text:p>
      <text:p text:style-name="P101">if(num_as_string[m] != '\b');</text:p>
      <text:p text:style-name="P101"><text:s/>// else for(int p = m; p &lt; strln-1; p++){num_as_string[p-1] = num_as_string[p+1]; num_as_string[p+1] = '\0';m = 0;} }</text:p>
      <text:p text:style-name="P101">else for(int p = m; p &lt; strln-1; p++){num_as_string[p-1] = num_as_string[p+1]; num_as_string[p+1] = 0;num_as_string[p] = 0;m = 0;} } </text:p>
      <text:p text:style-name="P90"/>
      <text:p text:style-name="P90"><text:span text:style-name="T49">2 prevents print out of </text:span><text:s text:c="2"/><text:span text:style-name="T50">Sc_Num_to_PC_A(Result,0,6,'\r');<text:tab/>The 0 must be at least 1</text:span></text:p>
      <text:p text:style-name="P102">if(pre_dp){</text:p>
      <text:p text:style-name="P102">while(--pre_dp){A = A*10;}<text:tab/><text:tab/><text:tab/><text:tab/><text:tab/><text:tab/><text:tab/><text:tab/><text:tab/><text:tab/>//Convert FPN to Scientific format (real + exponent)</text:p>
      <text:p text:style-name="P102">while (num &gt;= A){num = num/10.0; Exp += 1;}</text:p>
      <text:p text:style-name="P102">while (num &lt;= A){num = num*10.0; Exp -= 1;}}</text:p>
      <text:p text:style-name="P96"/>
      <text:p text:style-name="P99"><text:tab/><text:span text:style-name="T52">3 <text:s/></text:span><text:span text:style-name="T6">In 6F_FPN_from_IO and 6H_calculator</text:span></text:p>
      <text:p text:style-name="P99"><text:span text:style-name="T52"><text:tab/><text:tab/>f</text:span>loat FPN_number_from_IO(void) updated as below</text:p>
      <text:p text:style-name="P100">dp_control = 0;</text:p>
      <text:p text:style-name="P100">exp_control = 0;</text:p>
      <text:p text:style-name="P100">neg_sign = 0;</text:p>
      <text:p text:style-name="P103">scroll_control = 0;</text:p>
      <text:p text:style-name="P92"/>
      <text:p text:style-name="P98"><text:span text:style-name="T11">4</text:span><text:tab/>5_Arduino_PC_comms_library\5C_Scientific_numbers </text:p>
      <text:p text:style-name="P98"><text:tab/><text:span text:style-name="T11">This has been rewritten</text:span></text:p>
      <text:p text:style-name="P93"><text:tab/>See PCB111000_CP2102_projects version</text:p>
      <text:p text:style-name="P93"/>
      <text:p text:style-name="P94">5<text:tab/><text:span text:style-name="T54">Bug found in KBD_to_display\long Int_KBD_to_display() and float <text:tab/>Float_KBD_to_display()</text:span></text:p>
      <text:p text:style-name="P95"><text:tab/>Effects use of backspace key</text:p>
      <text:p text:style-name="P108"/>
      <text:p text:style-name="P108">Updated on UNO projects</text:p>
      <text:p text:style-name="P107">Int_Num_from_PC_A(<text:span text:style-name="T55">)<text:tab/>Tested on<text:tab/>Project_5B_Prime_factors()</text:span></text:p>
      <text:p text:style-name="P107">Sc_Num_to_PC_A<text:span text:style-name="T55">()<text:tab/><text:tab/>Tested on <text:tab/> Project_5C_Scientific_numbers()</text:span></text:p>
      <text:p text:style-name="P106">Sc_Num_from_PC_A<text:span text:style-name="T55">()<text:tab/>Tested on <text:tab/> Project_5C_Scientific_numbers()</text:span></text:p>
      <text:p text:style-name="P95"/>
      <text:p text:style-name="P95"/>
      <text:p text:style-name="P95"/>
      <text:p text:style-name="P38"/>
      <text:p text:style-name="P39">Pin change interrupts:<text:tab/><text:tab/>Use pci not PCI</text:p>
      <text:p text:style-name="P39"/>
      <text:p text:style-name="P47">1_first_project</text:p>
      <text:p text:style-name="P5">Example_1<text:tab/><text:tab/><text:span text:style-name="T42">CA_OK<text:tab/>CC_OK<text:tab/>CA_ARD_OK<text:tab/>CC_ARD_OK<text:tab/></text:span></text:p>
      <text:p text:style-name="P6">Example_<text:span text:style-name="T18">2<text:tab/><text:tab/>CA_OK<text:tab/>CC_OK<text:tab/>CA_ARD_OK<text:tab/>CC_ARD_OK<text:tab/></text:span></text:p>
      <text:p text:style-name="P7">Example_<text:span text:style-name="T18">3<text:tab/><text:tab/>CA_OK<text:tab/>CC_OK<text:tab/>CA_ARD_OK<text:tab/>CC_ARD_OK<text:tab/></text:span></text:p>
      <text:p text:style-name="P7">Example_<text:span text:style-name="T18">4<text:tab/><text:tab/>CA_OK<text:tab/>CC_OK<text:tab/>CA_ARD_OK<text:tab/>CC_ARD_OK<text:tab/></text:span></text:p>
      <text:p text:style-name="P8">Example_<text:span text:style-name="T18">5<text:tab/><text:tab/>CA_OK<text:tab/>CC_OK<text:tab/>CA_ARD_OK<text:tab/>CC_ARD_OK</text:span></text:p>
      <text:p text:style-name="P8">Example_<text:span text:style-name="T18">6<text:tab/><text:tab/>CA_OK<text:tab/>CC_OK<text:tab/>CA_ARD_OK<text:tab/>CC_ARD_OK</text:span></text:p>
      <text:p text:style-name="P8">Example_<text:span text:style-name="T18">7<text:tab/><text:tab/>CA_OK<text:tab/>CC_OK<text:tab/>CA_ARD_OK<text:tab/>CC_ARD_OK</text:span></text:p>
      <text:p text:style-name="P8"><text:soft-page-break/>Example_<text:span text:style-name="T18">8<text:tab/><text:tab/>CA_OK<text:tab/>CC_OK<text:tab/>CA_ARD_OK<text:tab/>CC_ARD_OK</text:span></text:p>
      <text:p text:style-name="P8">Example_<text:span text:style-name="T18">9<text:tab/><text:tab/>CA_OK<text:tab/>CC_OK<text:tab/>CA_ARD_OK<text:tab/>CC_ARD_OK</text:span></text:p>
      <text:p text:style-name="P8">Example_1<text:span text:style-name="T18">0<text:tab/><text:tab/>CA_OK<text:tab/>CC_OK<text:tab/>CA_ARD_OK<text:tab/>CC_ARD_OK</text:span></text:p>
      <text:p text:style-name="P4"/>
      <text:p text:style-name="P47">2_Receiver_Transmitter_Basic</text:p>
      <text:p text:style-name="P10">Example_1<text:tab/><text:tab/><text:span text:style-name="T42">CA_OK<text:tab/>CC_OK<text:tab/>CA_ARD_OK<text:tab/>CC_ARD_OK</text:span></text:p>
      <text:p text:style-name="P9">Example_<text:span text:style-name="T18">2<text:tab/><text:tab/>CA_OK<text:tab/>CC_OK<text:tab/>CA_ARD_OK<text:tab/>CC_ARD_OK</text:span></text:p>
      <text:p text:style-name="P10">Example_<text:span text:style-name="T18">3<text:tab/><text:tab/>CA_OK<text:tab/>CC_OK<text:tab/>CA_ARD_OK<text:tab/>CC_ARD_OK</text:span></text:p>
      <text:p text:style-name="P10">Example_<text:span text:style-name="T18">4<text:tab/><text:tab/>CA_OK<text:tab/>CC_OK<text:tab/>CA_ARD_OK<text:tab/>CC_ARD_OK</text:span></text:p>
      <text:p text:style-name="P11">Example_<text:span text:style-name="T18">5<text:tab/><text:tab/>CA_OK<text:tab/>CC_OK<text:tab/>CA_ARD_OK<text:tab/>CC_ARD_OK</text:span></text:p>
      <text:p text:style-name="P12">Example_<text:span text:style-name="T18">6<text:tab/><text:tab/>CA_OK<text:tab/>CC_OK<text:tab/>CA_ARD_OK<text:tab/>CC_ARD_OK</text:span></text:p>
      <text:p text:style-name="P13">Example_<text:span text:style-name="T18">7<text:tab/><text:tab/>CA_OK<text:tab/>CC_OK<text:tab/>CA_ARD_OK<text:tab/>CC_ARD_OK</text:span></text:p>
      <text:p text:style-name="P14">Example_<text:span text:style-name="T18">8<text:tab/><text:tab/>CA_OK<text:tab/>CC_OK<text:tab/>CA_ARD_OK<text:tab/>CC_ARD_OK</text:span></text:p>
      <text:p text:style-name="P15">Example_<text:span text:style-name="T18">9<text:tab/><text:tab/>CA_OK<text:tab/>CC_OK<text:tab/>CA_ARD_OK<text:tab/>CC_ARD_OK</text:span></text:p>
      <text:p text:style-name="P4"/>
      <text:p text:style-name="P47">3_Interrupts_and_switches</text:p>
      <text:p text:style-name="P67">3A_UART_timer_interrupts<text:tab/><text:span text:style-name="T19">OK<text:tab/>CC_OK<text:tab/>CA_ARD_OK<text:tab/>CC_ARD_OK</text:span></text:p>
      <text:p text:style-name="P61">3B_Pin_Change_Interrupt<text:tab/><text:span text:style-name="T20">OK<text:tab/>CC_OK<text:tab/>CA_ARD_OK<text:tab/>CC_ARD_OK</text:span></text:p>
      <text:p text:style-name="P62">3C_reaction_time_tester<text:tab/><text:span text:style-name="T20">OK<text:tab/>CC_OK<text:tab/>CA_ARD_OK<text:tab/>CC_ARD_OK</text:span></text:p>
      <text:p text:style-name="P63">3D_timer_PCI_interrupts<text:tab/><text:span text:style-name="T21">OK<text:tab/>CC_OK<text:tab/>CA_ARD_OK<text:tab/>CC_ARD_OK</text:span></text:p>
      <text:p text:style-name="P64">3E_Keypress_logger<text:tab/><text:tab/><text:span text:style-name="T22">OK<text:tab/>CC_OK<text:tab/>CA_ARD_OK<text:tab/>CC_ARD_OK</text:span></text:p>
      <text:p text:style-name="P65">3F_Prime_numbers<text:tab/><text:tab/><text:span text:style-name="T22">OK<text:tab/>CC_OK<text:tab/>CA_ARD_OK<text:tab/>CC_ARD_OK</text:span></text:p>
      <text:p text:style-name="P66">3G_Prime_numbers_plus<text:tab/><text:span text:style-name="T23">OK<text:tab/>CC_OK<text:tab/>CA_ARD_OK<text:tab/>CC_ARD_OK</text:span></text:p>
      <text:p text:style-name="P4"/>
      <text:p text:style-name="P4"/>
      <text:p text:style-name="P48">4_binary_and_bit_operations</text:p>
      <text:p text:style-name="P41">1_Bit_ops_1<text:tab/><text:tab/><text:tab/><text:span text:style-name="T38">OK <text:tab/>CC_OK<text:tab/>CA_ARD_OK<text:tab/>CC_ARD_OK</text:span></text:p>
      <text:p text:style-name="P42">2_Bit_ops_2<text:tab/><text:tab/><text:tab/><text:span text:style-name="T39">OK<text:tab/>CC_OK<text:tab/>CA_ARD_OK<text:tab/>CC_ARD_OK</text:span></text:p>
      <text:p text:style-name="P43">3_Division_subroutine<text:tab/><text:span text:style-name="T40">OK<text:tab/>CC_OK<text:tab/>CA_ARD_OK<text:tab/>CC_ARD_OK</text:span></text:p>
      <text:p text:style-name="P43">4_Char_to_binary<text:tab/><text:tab/><text:span text:style-name="T41">OK<text:tab/>CC_OK<text:tab/>CA_ARD_OK<text:tab/>CC_ARD_OK</text:span></text:p>
      <text:p text:style-name="P40"/>
      <text:p text:style-name="P40"><text:s/><text:span text:style-name="T4">5_Arduino_PC_comms_library and </text:span><text:span text:style-name="T5">6_The_8_digit_display_and_IO</text:span></text:p>
      <text:p text:style-name="P1"/>
      <text:p text:style-name="P1">Arduino_Rx_Tx_UNO_pcb<text:span text:style-name="T15">\</text:span></text:p>
      <text:p text:style-name="P3"><text:tab/>Unsigned_Int_from_PC_A<text:span text:style-name="T17">();</text:span></text:p>
      <text:p text:style-name="P3"><text:tab/>Int_Num_from_PC_A<text:span text:style-name="T17">();</text:span></text:p>
      <text:p text:style-name="P3"><text:tab/>Sc_Num_from_PC_A<text:span text:style-name="T17">();</text:span></text:p>
      <text:p text:style-name="P3"><text:tab/>Unsigned_Int_to_PC_A<text:span text:style-name="T17">();</text:span></text:p>
      <text:p text:style-name="P2"><text:tab/>Int_Num_to_PC_A(<text:span text:style-name="T14">);</text:span></text:p>
      <text:p text:style-name="P2"><text:tab/>Sc_Num_to_PC_A<text:span text:style-name="T14">();</text:span></text:p>
      <text:p text:style-name="P2"/>
      <text:p text:style-name="P2">KBD_to_display<text:span text:style-name="T15">\</text:span></text:p>
      <text:p text:style-name="P1"><text:tab/>Int_KBD_to_display_A(<text:span text:style-name="T14">);</text:span></text:p>
      <text:p text:style-name="P2"><text:tab/>FPN_KBD_to_display_<text:span text:style-name="T14">A();</text:span></text:p>
      <text:p text:style-name="P2"><text:tab/>FPN_string_KBD_to_display_<text:span text:style-name="T14">A();</text:span></text:p>
      <text:p text:style-name="P1"><text:tab/></text:p>
      <text:p text:style-name="P1"><text:s/><text:span text:style-name="T7">FPN_DIY_IO\</text:span></text:p>
      <text:p text:style-name="P59"><text:tab/><text:span text:style-name="T16">I2C_FPN_to_display();</text:span></text:p>
      <text:p text:style-name="P59"/>
      <text:p text:style-name="P16">5A_Integer_numbers<text:tab/><text:tab/><text:span text:style-name="T28">CA_OK</text:span><text:span text:style-name="T42"><text:tab/></text:span><text:span text:style-name="T43">CC_OK</text:span><text:span text:style-name="T42"><text:tab/>CA_ARD_OK<text:tab/>CC_ARD_OK</text:span></text:p>
      <text:p text:style-name="P16">5B_Prime_factors<text:tab/><text:tab/><text:span text:style-name="T28">CA_OK<text:tab/></text:span><text:span text:style-name="T43">CC_OK</text:span><text:span text:style-name="T42"><text:tab/>CA_ARD_OK<text:tab/>CC_ARD_OK</text:span></text:p>
      <text:p text:style-name="P17">5C_Scientific_numbers<text:tab/><text:span text:style-name="T28">CA_OK<text:tab/></text:span><text:span text:style-name="T43">CC_OK</text:span><text:span text:style-name="T42"><text:tab/>CA_ARD_OK<text:tab/>CC_ARD_OK</text:span></text:p>
      <text:p text:style-name="P18"><text:soft-page-break/>5D_Pie_estimator<text:tab/><text:tab/><text:span text:style-name="T28">CA_OK<text:tab/></text:span><text:span text:style-name="T43">CC_OK</text:span><text:span text:style-name="T42"><text:tab/>CA_ARD_OK<text:tab/>CC_ARD_OK</text:span></text:p>
      <text:p text:style-name="P19">5E_e_power_series<text:tab/><text:tab/><text:span text:style-name="T28">CA_OK<text:tab/>CC_OK</text:span><text:span text:style-name="T42"><text:tab/>CA_ARD_OK<text:tab/>CC_ARD_OK</text:span></text:p>
      <text:p text:style-name="P20">5F_Trig_functions<text:tab/><text:tab/><text:span text:style-name="T28">CA_OK<text:tab/></text:span><text:span text:style-name="T43">CC_OK</text:span><text:span text:style-name="T42"><text:tab/>CA_ARD_OK<text:tab/>CC_ARD_OK</text:span></text:p>
      <text:p text:style-name="P4"/>
      <text:p text:style-name="P21"/>
      <text:p text:style-name="P21">6A_Segment_driver<text:tab/><text:tab/><text:span text:style-name="T31">CA_OK</text:span><text:span text:style-name="T30"><text:tab/></text:span><text:span text:style-name="T45">CC_OK<text:tab/>CA_ARD_OK<text:tab/>CC_ARD_OK</text:span></text:p>
      <text:p text:style-name="P22">6B_Segment_driver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2">6C_Numerical_entr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3">6D_INT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4">6E_FPN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5">6F_FPN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6">6G_INT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8">6H_calculator<text:tab/>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7">6L_FPN_to_display_legacy<text:tab/><text:span text:style-name="T31">CA_OK</text:span><text:span text:style-name="T30"><text:tab/></text:span><text:span text:style-name="T45">CC_OK<text:tab/>CA_ARD_OK<text:tab/>CC_ARD_OK</text:span></text:p>
      <text:p text:style-name="P27">6M_FPN_from_IO_legacy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1"/>
      <text:p text:style-name="P1"/>
      <text:p text:style-name="P60"><text:span text:style-name="T3">7</text:span><text:span text:style-name="T2"> Timer/clocks</text:span><text:tab/><text:tab/><text:tab/>No local functions</text:p>
      <text:p text:style-name="P85">7A-F updated <text:span text:style-name="T47">and recompiled G not changed (has no commentary)</text:span></text:p>
      <text:p text:style-name="P29">7A_String_only_clock<text:tab/><text:span text:style-name="T31">CA_OK</text:span><text:span text:style-name="T30"><text:tab/></text:span><text:span text:style-name="T45">CC_OK<text:tab/>CA_ARD_OK<text:tab/>CC_ARD_OK</text:span></text:p>
      <text:p text:style-name="P30">7B_calculator_based_clock<text:tab/><text:span text:style-name="T31">CA_OK</text:span><text:span text:style-name="T30"><text:tab/></text:span><text:span text:style-name="T45">CC_OK<text:tab/>CA_ARD_OK<text:tab/>CC_ARD_OK</text:span></text:p>
      <text:p text:style-name="P31">7C_mini_OS_clock<text:tab/><text:tab/><text:span text:style-name="T31">CA_OK</text:span><text:span text:style-name="T30"><text:tab/></text:span><text:span text:style-name="T45">CC_OK<text:tab/>CA_ARD_OK<text:tab/>CC_ARD_OK</text:span></text:p>
      <text:p text:style-name="P32">7D_mini_OS_clock_w_<text:span text:style-name="T46">a</text:span><text:tab/><text:span text:style-name="T31">CA_OK</text:span><text:span text:style-name="T30"><text:tab/></text:span><text:span text:style-name="T45">CC_OK<text:tab/>CA_ARD_OK<text:tab/>CC_ARD_OK</text:span><text:tab/></text:p>
      <text:p text:style-name="P33">7E_Stand_a_lone_clock<text:tab/><text:span text:style-name="T31">CA_OK</text:span><text:span text:style-name="T30"><text:tab/></text:span><text:span text:style-name="T45">CC_OK<text:tab/>CA_ARD_OK<text:tab/>CC_ARD_OK</text:span><text:span text:style-name="T44"><text:tab/></text:span></text:p>
      <text:p text:style-name="P34">7F_Stop_watch<text:tab/><text:tab/><text:span text:style-name="T31">CA_OK</text:span><text:span text:style-name="T30"><text:tab/></text:span><text:span text:style-name="T45">CC_OK<text:tab/>CA_ARD_OK<text:tab/>CC_ARD_OK</text:span></text:p>
      <text:p text:style-name="P35">7G_Combined_clock_SW<text:tab/><text:span text:style-name="T31">CA_OK</text:span><text:span text:style-name="T30"><text:tab/></text:span><text:span text:style-name="T45">CC_OK<text:tab/>CA_ARD_OK<text:tab/>CC_ARD_OK</text:span></text:p>
      <text:p text:style-name="P46"/>
      <text:p text:style-name="P46"/>
      <text:p text:style-name="P46">8_Fourier<text:tab/><text:span text:style-name="T13">Commentary mode not used</text:span></text:p>
      <text:p text:style-name="P36">8A_reset_controller<text:tab/> <text:s/><text:tab/><text:span text:style-name="T28">CA_OK</text:span><text:span text:style-name="T30"><text:tab/></text:span><text:span text:style-name="T45">CC_OK<text:tab/>CA_ARD_OK<text:tab/>CC_ARD_OK</text:span></text:p>
      <text:p text:style-name="P36">8B_Pulse_train_generator<text:tab/><text:span text:style-name="T28">CA_OK</text:span><text:span text:style-name="T30"><text:tab/></text:span><text:span text:style-name="T45">CC_OK<text:tab/>CA_ARD_OK<text:tab/>CC_ARD_OK</text:span></text:p>
      <text:p text:style-name="P37">8C_Sawtooth_generator<text:tab/><text:span text:style-name="T28">CA_OK</text:span><text:span text:style-name="T30"><text:tab/></text:span><text:span text:style-name="T45">CC_OK<text:tab/>CA_ARD_OK<text:tab/>CC_ARD_OK</text:span></text:p>
      <text:p text:style-name="P49"/>
      <text:p text:style-name="P50">9_FPN_routines</text:p>
      <text:p text:style-name="P45">9A FPN_acquisition <text:tab/><text:span text:style-name="T28">CA_OK</text:span><text:span text:style-name="T32"><text:tab/></text:span><text:span text:style-name="T45">CC_OK<text:tab/>CA_ARD_OK<text:tab/>CC_ARD_OK</text:span></text:p>
      <text:p text:style-name="P89">9B_FPN_to_String <text:tab/><text:span text:style-name="T28">CA_OK</text:span><text:span text:style-name="T32"><text:tab/></text:span><text:span text:style-name="T45">CC_OK<text:tab/>CA_ARD_OK<text:tab/>CC_ARD_OK</text:span></text:p>
      <text:p text:style-name="P88">9C_FPN_Add_Sub <text:tab/><text:span text:style-name="T28">CA_OK</text:span><text:span text:style-name="T32"><text:tab/></text:span><text:span text:style-name="T45">CC_OK<text:tab/>CA_ARD_OK<text:tab/>CC_ARD_OK</text:span></text:p>
      <text:p text:style-name="P87">9D_<text:span text:style-name="T1">FPN_mult_div<text:tab/></text:span><text:span text:style-name="T29">CA_OK</text:span><text:span text:style-name="T32"><text:tab/></text:span><text:span text:style-name="T45">CC_OK<text:tab/>CA_ARD_OK<text:tab/>CC_ARD_OK</text:span></text:p>
      <text:p text:style-name="P86">9E_e_power_series<text:tab/><text:span text:style-name="T28">CA_OK</text:span><text:span text:style-name="T32"><text:tab/></text:span><text:span text:style-name="T45">CC_OK<text:tab/>CA_ARD_OK<text:tab/>CC_ARD_OK</text:span></text:p>
      <text:p text:style-name="P54"/>
      <text:p text:style-name="P54">Proj_9 subroutines used</text:p>
      <text:p text:style-name="P57"/>
      <text:p text:style-name="P58">FPN_DIY_IO\<text:tab/><text:tab/><text:tab/><text:tab/><text:tab/></text:p>
      <text:p text:style-name="P44"><text:tab/>I2C_Tx_float_display_control;</text:p>
      <text:p text:style-name="P44"><text:tab/>Scientific_number_from_KBD<text:span text:style-name="T7">();</text:span></text:p>
      <text:p text:style-name="P44"><text:tab/><text:span text:style-name="T7">Fraction_to_Binary_Signed();</text:span></text:p>
      <text:p text:style-name="P44"><text:tab/><text:span text:style-name="T7">Scientifc_num_to_FPN();</text:span></text:p>
      <text:p text:style-name="P44"><text:tab/>I2C_Tx_float_num(<text:span text:style-name="T8">);</text:span></text:p>
      <text:p text:style-name="P44"><text:tab/>I2C_FPN_to_display<text:span text:style-name="T7">();</text:span></text:p>
      <text:p text:style-name="P44"><text:tab/>Assemble_FPN<text:span text:style-name="T7">();</text:span></text:p>
      <text:p text:style-name="P44"><text:tab/>unpack_FPN<text:span text:style-name="T7">();</text:span></text:p>
      <text:p text:style-name="P44"><text:tab/>FPN_to_String(<text:span text:style-name="T7">);</text:span></text:p>
      <text:p text:style-name="P44"><text:soft-page-break/></text:p>
      <text:p text:style-name="P44"><text:span text:style-name="T7">All subroutines included under “FPN_DIY_IO” used and tested in <text:s/>“</text:span><text:span text:style-name="T12">9_FPN_routines”</text:span></text:p>
      <text:p text:style-name="P44"><text:tab/></text:p>
      <text:p text:style-name="P44"/>
      <text:p text:style-name="P58">KBD_to_display<text:span text:style-name="T9">\</text:span></text:p>
      <text:p text:style-name="P58"><text:tab/>Get_fpn_from_KBD<text:span text:style-name="T8">();</text:span></text:p>
      <text:p text:style-name="P58"><text:tab/>Get_Float_num_string_from_KBD(<text:span text:style-name="T8">);</text:span></text:p>
      <text:p text:style-name="P58"/>
      <text:p text:style-name="P44">Arduino_Rx_Tx_UNO_pcb<text:span text:style-name="T9">\</text:span></text:p>
      <text:p text:style-name="P44"><text:tab/>Sc_Num_to_PC_A(<text:span text:style-name="T7">);</text:span></text:p>
      <text:p text:style-name="P44"><text:tab/>FPN_to_Significand<text:span text:style-name="T8">();</text:span></text:p>
      <text:p text:style-name="P44"/>
      <text:p text:style-name="P44">FPN_arithmetic<text:span text:style-name="T9">\</text:span></text:p>
      <text:p text:style-name="P44"><text:tab/>FPN_add<text:span text:style-name="T7">();</text:span></text:p>
      <text:p text:style-name="P44"><text:tab/>FPN_div<text:span text:style-name="T7">();</text:span></text:p>
      <text:p text:style-name="P44"><text:tab/>FPN_mult<text:span text:style-name="T7">();</text:span></text:p>
      <text:p text:style-name="P44"/>
      <text:p text:style-name="P44">Basic_Rx_Tx_Arduino<text:span text:style-name="T10">\</text:span></text:p>
      <text:p text:style-name="P44"><text:tab/><text:span text:style-name="T7">Check_num_for_to_big_or_small();</text:span></text:p>
      <text:p text:style-name="P44"/>
      <text:p text:style-name="P44"><text:tab/>Print_RHS_of_binary_point<text:span text:style-name="T7">();<text:tab/>Local only</text:span></text:p>
      <text:p text:style-name="P44"><text:tab/>Print_long_as_binary<text:span text:style-name="T7">();<text:tab/><text:tab/>Local only</text:span></text:p>
      <text:p text:style-name="P44"/>
      <text:p text:style-name="P55">Mini OS EEPROM reservations<text:tab/><text:tab/></text:p>
      <text:p text:style-name="P68"/>
      <text:p text:style-name="P68">0x3FF<text:tab/>user cal if set</text:p>
      <text:p text:style-name="P68">0x3FE<text:tab/>user cal if set</text:p>
      <text:p text:style-name="P68">0x3FD<text:tab/>Default cal supplied by Atmel</text:p>
      <text:p text:style-name="P68"/>
      <text:p text:style-name="P68">0x3FC<text:tab/>Set to 1 if diagnostic mode required. <text:s/>Diagnostic mode is now discontinued</text:p>
      <text:p text:style-name="P68">0x3FB<text:tab/>Controls multiplexer (T0) on interval: <text:s/>0xFF for 2ms, 0xFE for 500uS and 0xFD for 125uS</text:p>
      <text:p text:style-name="P68">0x3FA<text:tab/>Not used</text:p>
      <text:p text:style-name="P70">0x3F9<text:tab/><text:tab/>Reset status byte: set to zero by Project_programmer_AVR when the mini-OS is programmed to flash. <text:tab/>It is read here to ensure that control always jumps to location zero except for a manual reset</text:p>
      <text:p text:style-name="P70"/>
      <text:p text:style-name="P68">0x3F8<text:tab/>prog_counter_H</text:p>
      <text:p text:style-name="P68">0x3F7<text:tab/>prog_counter_L</text:p>
      <text:p text:style-name="P68">0x3F6<text:tab/>cmd_counter_H</text:p>
      <text:p text:style-name="P68">0x3F5<text:tab/>cmd_counter_L</text:p>
      <text:p text:style-name="P68"/>
      <text:p text:style-name="P71">0x3F4<text:tab/><text:tab/>Reset status byte: set to zero by Project_programmer_AVR. <text:span text:style-name="T25">W</text:span>hen the mini-OS is programmed to flash. <text:tab/>It is read by I2C_V16_0_CC to ensure that the UNO bootloader is <text:span text:style-name="T25">a</text:span>utomatically triggered after pcb_A has been programmed</text:p>
      <text:p text:style-name="P71"/>
      <text:p text:style-name="P68"><text:span text:style-name="T26">0x3F3<text:tab/>8 bit PRN gen EEP subroutines:</text:span><text:tab/>Used to select random "Hello world" message</text:p>
      <text:p text:style-name="P68">0x3F1<text:tab/>Carry out auto cal post programming</text:p>
      <text:p text:style-name="P68"/>
      <text:p text:style-name="P68"/>
      <text:p text:style-name="P69"><text:span text:style-name="T2">UNO_bootloader_for_hex&amp;text</text:span><text:tab/> <text:span text:style-name="T2">EEPROM reservations</text:span></text:p>
      <text:p text:style-name="P70"/>
      <text:p text:style-name="P70">1_Message_from_the_OS</text:p>
      <text:p text:style-name="P70"><text:soft-page-break/>2_Random_gen_AVR</text:p>
      <text:p text:style-name="P70">3_Hex_verification</text:p>
      <text:p text:style-name="P70">4_Text_Verification</text:p>
      <text:p text:style-name="P70">5_Hex_text_bootloader</text:p>
      <text:p text:style-name="P70"/>
      <text:p text:style-name="P70">0x3FF<text:tab/>user cal if set<text:tab/>No longer used</text:p>
      <text:p text:style-name="P70">0x3FE<text:tab/>user cal if set No longer used</text:p>
      <text:p text:style-name="P70">0x3FD<text:tab/>Default cal supplied by Atmel No longer used</text:p>
      <text:p text:style-name="P70">0x3FC<text:tab/>Copy of MCUSR and also indicates WDTout hex/text verification routines </text:p>
      <text:p text:style-name="P70">0x3FB/A<text:tab/>prog_counter for use by verification routines</text:p>
      <text:p text:style-name="P70">0x3F9/8<text:tab/>cmd_counter for use by verification routines</text:p>
      <text:p text:style-name="P70">0x3F7<text:tab/>Reset Control (set to zero to indicate that user app is to be launched.)</text:p>
      <text:p text:style-name="P70">0x3F6 flash text string pointer</text:p>
      <text:p text:style-name="P70"/>
      <text:p text:style-name="P70">0x3F5 PRN generator random number HB</text:p>
      <text:p text:style-name="P72">0x3F4 PRN generator random number LB</text:p>
      <text:p text:style-name="P70">0x3F3 PRN generator random number HB</text:p>
      <text:p text:style-name="P70">0x3F2 PRN generator random number LB</text:p>
      <text:p text:style-name="P70">0x3F1 PRN generator random number HB</text:p>
      <text:p text:style-name="P70">0x3F0 PRN generator random number LB</text:p>
      <text:p text:style-name="P70">0x3EF PRN EEPROM location offset 0, 1 or 2</text:p>
      <text:p text:style-name="P70">0x3EE Used by combined Clock_SW to signal Arduino WDTout with ISR</text:p>
      <text:p text:style-name="P70">0x3ED Used by user projects to control WDT reset source</text:p>
      <text:p text:style-name="P70">0x3EB<text:tab/>Last EEPROM location required by Hello World file</text:p>
      <text:p text:style-name="P73"/>
      <text:p text:style-name="P73"/>
      <text:p text:style-name="P51">EEPROM initialisation<text:tab/><text:tab/>Mini_OS (PCB_A)</text:p>
      <text:p text:style-name="P77"/>
      <text:p text:style-name="P77">0x3FD/E/F<text:tab/><text:tab/><text:span text:style-name="T34">Cal data:<text:tab/><text:tab/><text:tab/></text:span>Calibration routine</text:p>
      <text:p text:style-name="P77">0x3FC<text:tab/><text:tab/><text:tab/>No longer used</text:p>
      <text:p text:style-name="P77">0x3FB <text:tab/><text:tab/>Multiplexer <text:span text:style-name="T34">brightness <text:tab/>Mode Q</text:span></text:p>
      <text:p text:style-name="P79">0x3FA<text:tab/><text:tab/><text:tab/><text:span text:style-name="T33">No longer used</text:span></text:p>
      <text:p text:style-name="P79">0x3F9<text:tab/><text:tab/><text:tab/><text:span text:style-name="T24">Reset status byte:<text:tab/><text:tab/></text:span>Project Programmer UNO</text:p>
      <text:p text:style-name="P79">0x3F8-5<text:tab/><text:tab/>Command counter<text:span text:style-name="T35">s</text:span><text:tab/><text:tab/>Flash programmer</text:p>
      <text:p text:style-name="P79">0x3F4<text:tab/><text:tab/><text:tab/><text:span text:style-name="T24">Reset status byte:<text:tab/><text:tab/></text:span>Project Programmer UNO</text:p>
      <text:p text:style-name="P80">0x3F3<text:tab/><text:tab/><text:tab/>Hello world PRN</text:p>
      <text:p text:style-name="P80">0x3F2<text:tab/><text:tab/><text:tab/>Not used</text:p>
      <text:p text:style-name="P80">0x3F1<text:tab/><text:tab/><text:tab/>Auto call flag<text:tab/><text:tab/><text:tab/><text:span text:style-name="T34">Project Programmer UNO</text:span><text:tab/><text:tab/></text:p>
      <text:p text:style-name="P73"/>
      <text:p text:style-name="P52">EEPROM initialisation<text:tab/><text:tab/><text:span text:style-name="T24">UNO_bootloader_for_hex&amp;text</text:span><text:tab/></text:p>
      <text:p text:style-name="P52"/>
      <text:p text:style-name="P78">0x3FD/E/F<text:tab/><text:tab/><text:span text:style-name="T34">Cal data:<text:tab/><text:tab/><text:tab/></text:span>No longer used</text:p>
      <text:p text:style-name="P74">0x3FC<text:tab/><text:tab/><text:tab/>Copy of MCUSR<text:tab/><text:tab/><text:span text:style-name="T35">The boootloader</text:span></text:p>
      <text:p text:style-name="P80">0x3FB-8<text:tab/><text:tab/>Command counter<text:tab/><text:tab/>Bootloader</text:p>
      <text:p text:style-name="P81">0x3F7<text:tab/><text:tab/><text:tab/> <text:span text:style-name="T24">Reset Control<text:tab/><text:tab/><text:tab/></text:span>The boootloader</text:p>
      <text:p text:style-name="P82">0x3F6<text:tab/><text:tab/><text:tab/><text:span text:style-name="T24">flash text string pointer<text:tab/>User_app_commentary_mode</text:span></text:p>
      <text:p text:style-name="P83">0x3F5-0<text:tab/><text:tab/>PRN registers<text:tab/><text:tab/><text:tab/><text:span text:style-name="T37">Not initialised</text:span><text:tab/><text:span text:style-name="T37">0xFF or &gt; 0</text:span><text:tab/></text:p>
      <text:p text:style-name="P76">0x3EF <text:tab/><text:tab/><text:tab/>PRN EEPROM <text:span text:style-name="T36">offset<text:tab/><text:tab/>Zero by PCB_A programmer</text:span></text:p>
      <text:p text:style-name="P75">0x3EE Used by combined Clock_SW to signal Arduino WDTout with ISR</text:p>
      <text:p text:style-name="P75">0x3ED Used by user projects to control WDT reset source</text:p>
      <text:p text:style-name="P75">0x3EB<text:tab/>Last EEPROM location required by Hello World file</text:p>
      <text:p text:style-name="P75"/>
      <text:p text:style-name="P75"><text:soft-page-break/></text:p>
      <text:p text:style-name="P53">Mini-OS modes no longer required</text:p>
      <text:p text:style-name="P84"/>
      <text:p text:style-name="P84">case 7: I2C_Tx_Compile_tables();break;</text:p>
      <text:p text:style-name="P84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4">case 9: I2C_Tx_Uarithmetic_OP();break;<text:tab/><text:tab/>//Takes numbers entered using mode B and does <text:tab/><text:tab/><text:tab/><text:tab/><text:tab/><text:tab/><text:tab/>some arithmetic</text:p>
      <text:p text:style-name="P84"/>
      <text:p text:style-name="P84">case 'A': I2C_Tx_accumulator_1();<text:tab/>break;<text:tab/><text:tab/>//Implements add, subtract and clear modes<text:tab/></text:p>
      <text:p text:style-name="P84">case 'B': I2C_Tx_accumulator_2();break;<text:tab/><text:tab/>//Acquires data for use by accumulator<text:tab/><text:tab/><text:tab/><text:tab/><text:tab/><text:tab/><text:tab/><text:tab/><text:tab/><text:tab/><text:tab/></text:p>
      <text:p text:style-name="P73"/>
      <text:p text:style-name="P73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6-01T15:51:25.822000000</dc:date>
    <meta:editing-duration>P3DT8H57M13S</meta:editing-duration>
    <meta:editing-cycles>246</meta:editing-cycles>
    <meta:document-statistic meta:table-count="0" meta:image-count="0" meta:object-count="0" meta:page-count="6" meta:paragraph-count="207" meta:word-count="1053" meta:character-count="8797" meta:non-whitespace-character-count="7722"/>
  </office:meta>
</office:document-meta>
</file>